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 5 km</text:p>
          </table:table-cell>
          <table:table-cell office:value-type="string" calcext:value-type="string">
            <text:p>Time 10 km</text:p>
          </table:table-cell>
          <table:table-cell/>
          <table:table-cell office:value-type="string" calcext:value-type="string">
            <text:p>śr pręd: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 30 + RANDBETWEEN(-13; 10)" office:value-type="float" office:value="31" calcext:value-type="float">
            <text:p>31</text:p>
          </table:table-cell>
          <table:table-cell table:formula="of:= 2.1 * [.B2]" office:value-type="float" office:value="65.1" calcext:value-type="float">
            <text:p>65.1</text:p>
          </table:table-cell>
          <table:table-cell/>
          <table:table-cell table:formula="of:=10 / ([.C2]/60)" office:value-type="float" office:value="9.21658986175115" calcext:value-type="float">
            <text:p>9.21658986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 30 + RANDBETWEEN(-13; 10)" office:value-type="float" office:value="26" calcext:value-type="float">
            <text:p>26</text:p>
          </table:table-cell>
          <table:table-cell table:formula="of:= 2.1 * [.B3]" office:value-type="float" office:value="54.6" calcext:value-type="float">
            <text:p>54.6</text:p>
          </table:table-cell>
          <table:table-cell/>
          <table:table-cell table:formula="of:=10 / ([.C3]/60)" office:value-type="float" office:value="10.989010989011" calcext:value-type="float">
            <text:p>10.9890109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30 + RANDBETWEEN(-13; 10)" office:value-type="float" office:value="40" calcext:value-type="float">
            <text:p>40</text:p>
          </table:table-cell>
          <table:table-cell table:formula="of:= 2.1 * [.B4]" office:value-type="float" office:value="84" calcext:value-type="float">
            <text:p>84</text:p>
          </table:table-cell>
          <table:table-cell/>
          <table:table-cell table:formula="of:=10 / ([.C4]/60)"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 30 + RANDBETWEEN(-13; 10)" office:value-type="float" office:value="18" calcext:value-type="float">
            <text:p>18</text:p>
          </table:table-cell>
          <table:table-cell table:formula="of:= 2.1 * [.B5]" office:value-type="float" office:value="37.8" calcext:value-type="float">
            <text:p>37.8</text:p>
          </table:table-cell>
          <table:table-cell/>
          <table:table-cell table:formula="of:=10 / ([.C5]/60)" office:value-type="float" office:value="15.8730158730159" calcext:value-type="float">
            <text:p>15.8730158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 30 + RANDBETWEEN(-13; 10)" office:value-type="float" office:value="31" calcext:value-type="float">
            <text:p>31</text:p>
          </table:table-cell>
          <table:table-cell table:formula="of:= 2.1 * [.B6]" office:value-type="float" office:value="65.1" calcext:value-type="float">
            <text:p>65.1</text:p>
          </table:table-cell>
          <table:table-cell/>
          <table:table-cell table:formula="of:=10 / ([.C6]/60)" office:value-type="float" office:value="9.21658986175115" calcext:value-type="float">
            <text:p>9.21658986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 30 + RANDBETWEEN(-13; 10)" office:value-type="float" office:value="20" calcext:value-type="float">
            <text:p>20</text:p>
          </table:table-cell>
          <table:table-cell table:formula="of:= 2.1 * [.B7]" office:value-type="float" office:value="42" calcext:value-type="float">
            <text:p>42</text:p>
          </table:table-cell>
          <table:table-cell/>
          <table:table-cell table:formula="of:=10 / ([.C7]/60)"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 30 + RANDBETWEEN(-13; 10)" office:value-type="float" office:value="20" calcext:value-type="float">
            <text:p>20</text:p>
          </table:table-cell>
          <table:table-cell table:formula="of:= 2.1 * [.B8]" office:value-type="float" office:value="42" calcext:value-type="float">
            <text:p>42</text:p>
          </table:table-cell>
          <table:table-cell/>
          <table:table-cell table:formula="of:=10 / ([.C8]/60)"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 30 + RANDBETWEEN(-13; 10)" office:value-type="float" office:value="38" calcext:value-type="float">
            <text:p>38</text:p>
          </table:table-cell>
          <table:table-cell table:formula="of:= 2.1 * [.B9]" office:value-type="float" office:value="79.8" calcext:value-type="float">
            <text:p>79.8</text:p>
          </table:table-cell>
          <table:table-cell/>
          <table:table-cell table:formula="of:=10 / ([.C9]/60)" office:value-type="float" office:value="7.5187969924812" calcext:value-type="float">
            <text:p>7.51879699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 30 + RANDBETWEEN(-13; 10)" office:value-type="float" office:value="23" calcext:value-type="float">
            <text:p>23</text:p>
          </table:table-cell>
          <table:table-cell table:formula="of:= 2.1 * [.B10]" office:value-type="float" office:value="48.3" calcext:value-type="float">
            <text:p>48.3</text:p>
          </table:table-cell>
          <table:table-cell/>
          <table:table-cell table:formula="of:=10 / ([.C10]/60)" office:value-type="float" office:value="12.4223602484472" calcext:value-type="float">
            <text:p>12.42236024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 30 + RANDBETWEEN(-13; 10)" office:value-type="float" office:value="21" calcext:value-type="float">
            <text:p>21</text:p>
          </table:table-cell>
          <table:table-cell table:formula="of:= 2.1 * [.B11]" office:value-type="float" office:value="44.1" calcext:value-type="float">
            <text:p>44.1</text:p>
          </table:table-cell>
          <table:table-cell/>
          <table:table-cell table:formula="of:=10 / ([.C11]/60)" office:value-type="float" office:value="13.6054421768708" calcext:value-type="float">
            <text:p>13.60544217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 30 + RANDBETWEEN(-13; 10)" office:value-type="float" office:value="36" calcext:value-type="float">
            <text:p>36</text:p>
          </table:table-cell>
          <table:table-cell table:formula="of:= 2.1 * [.B12]" office:value-type="float" office:value="75.6" calcext:value-type="float">
            <text:p>75.6</text:p>
          </table:table-cell>
          <table:table-cell/>
          <table:table-cell table:formula="of:=10 / ([.C12]/60)" office:value-type="float" office:value="7.93650793650794" calcext:value-type="float">
            <text:p>7.93650793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 30 + RANDBETWEEN(-13; 10)" office:value-type="float" office:value="30" calcext:value-type="float">
            <text:p>30</text:p>
          </table:table-cell>
          <table:table-cell table:formula="of:= 2.1 * [.B13]" office:value-type="float" office:value="63" calcext:value-type="float">
            <text:p>63</text:p>
          </table:table-cell>
          <table:table-cell/>
          <table:table-cell table:formula="of:=10 / ([.C13]/60)"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30 + RANDBETWEEN(-13; 10)" office:value-type="float" office:value="31" calcext:value-type="float">
            <text:p>31</text:p>
          </table:table-cell>
          <table:table-cell table:formula="of:= 2.1 * [.B14]" office:value-type="float" office:value="65.1" calcext:value-type="float">
            <text:p>65.1</text:p>
          </table:table-cell>
          <table:table-cell/>
          <table:table-cell table:formula="of:=10 / ([.C14]/60)" office:value-type="float" office:value="9.21658986175115" calcext:value-type="float">
            <text:p>9.21658986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 30 + RANDBETWEEN(-13; 10)" office:value-type="float" office:value="22" calcext:value-type="float">
            <text:p>22</text:p>
          </table:table-cell>
          <table:table-cell table:formula="of:= 2.1 * [.B15]" office:value-type="float" office:value="46.2" calcext:value-type="float">
            <text:p>46.2</text:p>
          </table:table-cell>
          <table:table-cell/>
          <table:table-cell table:formula="of:=10 / ([.C15]/60)" office:value-type="float" office:value="12.987012987013" calcext:value-type="float">
            <text:p>12.9870129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 30 + RANDBETWEEN(-13; 10)" office:value-type="float" office:value="18" calcext:value-type="float">
            <text:p>18</text:p>
          </table:table-cell>
          <table:table-cell table:formula="of:= 2.1 * [.B16]" office:value-type="float" office:value="37.8" calcext:value-type="float">
            <text:p>37.8</text:p>
          </table:table-cell>
          <table:table-cell/>
          <table:table-cell table:formula="of:=10 / ([.C16]/60)" office:value-type="float" office:value="15.8730158730159" calcext:value-type="float">
            <text:p>15.8730158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 30 + RANDBETWEEN(-13; 10)" office:value-type="float" office:value="40" calcext:value-type="float">
            <text:p>40</text:p>
          </table:table-cell>
          <table:table-cell table:formula="of:= 2.1 * [.B17]" office:value-type="float" office:value="84" calcext:value-type="float">
            <text:p>84</text:p>
          </table:table-cell>
          <table:table-cell/>
          <table:table-cell table:formula="of:=10 / ([.C17]/60)"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30 + RANDBETWEEN(-13; 10)" office:value-type="float" office:value="19" calcext:value-type="float">
            <text:p>19</text:p>
          </table:table-cell>
          <table:table-cell table:formula="of:= 2.1 * [.B18]" office:value-type="float" office:value="39.9" calcext:value-type="float">
            <text:p>39.9</text:p>
          </table:table-cell>
          <table:table-cell/>
          <table:table-cell table:formula="of:=10 / ([.C18]/60)" office:value-type="float" office:value="15.0375939849624" calcext:value-type="float">
            <text:p>15.0375939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 30 + RANDBETWEEN(-13; 10)" office:value-type="float" office:value="35" calcext:value-type="float">
            <text:p>35</text:p>
          </table:table-cell>
          <table:table-cell table:formula="of:= 2.1 * [.B19]" office:value-type="float" office:value="73.5" calcext:value-type="float">
            <text:p>73.5</text:p>
          </table:table-cell>
          <table:table-cell/>
          <table:table-cell table:formula="of:=10 / ([.C19]/60)" office:value-type="float" office:value="8.16326530612245" calcext:value-type="float">
            <text:p>8.16326530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 30 + RANDBETWEEN(-13; 10)" office:value-type="float" office:value="32" calcext:value-type="float">
            <text:p>32</text:p>
          </table:table-cell>
          <table:table-cell table:formula="of:= 2.1 * [.B20]" office:value-type="float" office:value="67.2" calcext:value-type="float">
            <text:p>67.2</text:p>
          </table:table-cell>
          <table:table-cell/>
          <table:table-cell table:formula="of:=10 / ([.C20]/60)" office:value-type="float" office:value="8.92857142857143" calcext:value-type="float">
            <text:p>8.92857142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 30 + RANDBETWEEN(-13; 10)" office:value-type="float" office:value="19" calcext:value-type="float">
            <text:p>19</text:p>
          </table:table-cell>
          <table:table-cell table:formula="of:= 2.1 * [.B21]" office:value-type="float" office:value="39.9" calcext:value-type="float">
            <text:p>39.9</text:p>
          </table:table-cell>
          <table:table-cell/>
          <table:table-cell table:formula="of:=10 / ([.C21]/60)" office:value-type="float" office:value="15.0375939849624" calcext:value-type="float">
            <text:p>15.0375939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 30 + RANDBETWEEN(-13; 10)" office:value-type="float" office:value="33" calcext:value-type="float">
            <text:p>33</text:p>
          </table:table-cell>
          <table:table-cell table:formula="of:= 2.1 * [.B22]" office:value-type="float" office:value="69.3" calcext:value-type="float">
            <text:p>69.3</text:p>
          </table:table-cell>
          <table:table-cell/>
          <table:table-cell table:formula="of:=10 / ([.C22]/60)" office:value-type="float" office:value="8.65800865800866" calcext:value-type="float">
            <text:p>8.6580086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 30 + RANDBETWEEN(-13; 10)" office:value-type="float" office:value="25" calcext:value-type="float">
            <text:p>25</text:p>
          </table:table-cell>
          <table:table-cell table:formula="of:= 2.1 * [.B23]" office:value-type="float" office:value="52.5" calcext:value-type="float">
            <text:p>52.5</text:p>
          </table:table-cell>
          <table:table-cell/>
          <table:table-cell table:formula="of:=10 / ([.C23]/60)" office:value-type="float" office:value="11.4285714285714" calcext:value-type="float">
            <text:p>11.42857142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30 + RANDBETWEEN(-13; 10)" office:value-type="float" office:value="25" calcext:value-type="float">
            <text:p>25</text:p>
          </table:table-cell>
          <table:table-cell table:formula="of:= 2.1 * [.B24]" office:value-type="float" office:value="52.5" calcext:value-type="float">
            <text:p>52.5</text:p>
          </table:table-cell>
          <table:table-cell/>
          <table:table-cell table:formula="of:=10 / ([.C24]/60)" office:value-type="float" office:value="11.4285714285714" calcext:value-type="float">
            <text:p>11.42857142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30 + RANDBETWEEN(-13; 10)" office:value-type="float" office:value="31" calcext:value-type="float">
            <text:p>31</text:p>
          </table:table-cell>
          <table:table-cell table:formula="of:= 2.1 * [.B25]" office:value-type="float" office:value="65.1" calcext:value-type="float">
            <text:p>65.1</text:p>
          </table:table-cell>
          <table:table-cell/>
          <table:table-cell table:formula="of:=10 / ([.C25]/60)" office:value-type="float" office:value="9.21658986175115" calcext:value-type="float">
            <text:p>9.21658986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 30 + RANDBETWEEN(-13; 10)" office:value-type="float" office:value="36" calcext:value-type="float">
            <text:p>36</text:p>
          </table:table-cell>
          <table:table-cell table:formula="of:= 2.1 * [.B26]" office:value-type="float" office:value="75.6" calcext:value-type="float">
            <text:p>75.6</text:p>
          </table:table-cell>
          <table:table-cell/>
          <table:table-cell table:formula="of:=10 / ([.C26]/60)" office:value-type="float" office:value="7.93650793650794" calcext:value-type="float">
            <text:p>7.93650793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 30 + RANDBETWEEN(-13; 10)" office:value-type="float" office:value="28" calcext:value-type="float">
            <text:p>28</text:p>
          </table:table-cell>
          <table:table-cell table:formula="of:= 2.1 * [.B27]" office:value-type="float" office:value="58.8" calcext:value-type="float">
            <text:p>58.8</text:p>
          </table:table-cell>
          <table:table-cell/>
          <table:table-cell table:formula="of:=10 / ([.C27]/60)" office:value-type="float" office:value="10.2040816326531" calcext:value-type="float">
            <text:p>10.20408163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 30 + RANDBETWEEN(-13; 10)" office:value-type="float" office:value="24" calcext:value-type="float">
            <text:p>24</text:p>
          </table:table-cell>
          <table:table-cell table:formula="of:= 2.1 * [.B28]" office:value-type="float" office:value="50.4" calcext:value-type="float">
            <text:p>50.4</text:p>
          </table:table-cell>
          <table:table-cell/>
          <table:table-cell table:formula="of:=10 / ([.C28]/60)" office:value-type="float" office:value="11.9047619047619" calcext:value-type="float">
            <text:p>11.90476190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 30 + RANDBETWEEN(-13; 10)" office:value-type="float" office:value="17" calcext:value-type="float">
            <text:p>17</text:p>
          </table:table-cell>
          <table:table-cell table:formula="of:= 2.1 * [.B29]" office:value-type="float" office:value="35.7" calcext:value-type="float">
            <text:p>35.7</text:p>
          </table:table-cell>
          <table:table-cell/>
          <table:table-cell table:formula="of:=10 / ([.C29]/60)" office:value-type="float" office:value="16.8067226890756" calcext:value-type="float">
            <text:p>16.80672268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 30 + RANDBETWEEN(-13; 10)" office:value-type="float" office:value="28" calcext:value-type="float">
            <text:p>28</text:p>
          </table:table-cell>
          <table:table-cell table:formula="of:= 2.1 * [.B30]" office:value-type="float" office:value="58.8" calcext:value-type="float">
            <text:p>58.8</text:p>
          </table:table-cell>
          <table:table-cell/>
          <table:table-cell table:formula="of:=10 / ([.C30]/60)" office:value-type="float" office:value="10.2040816326531" calcext:value-type="float">
            <text:p>10.20408163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 30 + RANDBETWEEN(-13; 10)" office:value-type="float" office:value="27" calcext:value-type="float">
            <text:p>27</text:p>
          </table:table-cell>
          <table:table-cell table:formula="of:= 2.1 * [.B31]" office:value-type="float" office:value="56.7" calcext:value-type="float">
            <text:p>56.7</text:p>
          </table:table-cell>
          <table:table-cell/>
          <table:table-cell table:formula="of:=10 / ([.C31]/60)" office:value-type="float" office:value="10.5820105820106" calcext:value-type="float">
            <text:p>10.5820105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 30 + RANDBETWEEN(-13; 10)" office:value-type="float" office:value="19" calcext:value-type="float">
            <text:p>19</text:p>
          </table:table-cell>
          <table:table-cell table:formula="of:= 2.1 * [.B32]" office:value-type="float" office:value="39.9" calcext:value-type="float">
            <text:p>39.9</text:p>
          </table:table-cell>
          <table:table-cell/>
          <table:table-cell table:formula="of:=10 / ([.C32]/60)" office:value-type="float" office:value="15.0375939849624" calcext:value-type="float">
            <text:p>15.0375939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 30 + RANDBETWEEN(-13; 10)" office:value-type="float" office:value="19" calcext:value-type="float">
            <text:p>19</text:p>
          </table:table-cell>
          <table:table-cell table:formula="of:= 2.1 * [.B33]" office:value-type="float" office:value="39.9" calcext:value-type="float">
            <text:p>39.9</text:p>
          </table:table-cell>
          <table:table-cell/>
          <table:table-cell table:formula="of:=10 / ([.C33]/60)" office:value-type="float" office:value="15.0375939849624" calcext:value-type="float">
            <text:p>15.0375939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30 + RANDBETWEEN(-13; 10)" office:value-type="float" office:value="36" calcext:value-type="float">
            <text:p>36</text:p>
          </table:table-cell>
          <table:table-cell table:formula="of:= 2.1 * [.B34]" office:value-type="float" office:value="75.6" calcext:value-type="float">
            <text:p>75.6</text:p>
          </table:table-cell>
          <table:table-cell/>
          <table:table-cell table:formula="of:=10 / ([.C34]/60)" office:value-type="float" office:value="7.93650793650794" calcext:value-type="float">
            <text:p>7.93650793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 30 + RANDBETWEEN(-13; 10)" office:value-type="float" office:value="19" calcext:value-type="float">
            <text:p>19</text:p>
          </table:table-cell>
          <table:table-cell table:formula="of:= 2.1 * [.B35]" office:value-type="float" office:value="39.9" calcext:value-type="float">
            <text:p>39.9</text:p>
          </table:table-cell>
          <table:table-cell/>
          <table:table-cell table:formula="of:=10 / ([.C35]/60)" office:value-type="float" office:value="15.0375939849624" calcext:value-type="float">
            <text:p>15.0375939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 30 + RANDBETWEEN(-13; 10)" office:value-type="float" office:value="21" calcext:value-type="float">
            <text:p>21</text:p>
          </table:table-cell>
          <table:table-cell table:formula="of:= 2.1 * [.B36]" office:value-type="float" office:value="44.1" calcext:value-type="float">
            <text:p>44.1</text:p>
          </table:table-cell>
          <table:table-cell/>
          <table:table-cell table:formula="of:=10 / ([.C36]/60)" office:value-type="float" office:value="13.6054421768708" calcext:value-type="float">
            <text:p>13.60544217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 30 + RANDBETWEEN(-13; 10)" office:value-type="float" office:value="27" calcext:value-type="float">
            <text:p>27</text:p>
          </table:table-cell>
          <table:table-cell table:formula="of:= 2.1 * [.B37]" office:value-type="float" office:value="56.7" calcext:value-type="float">
            <text:p>56.7</text:p>
          </table:table-cell>
          <table:table-cell/>
          <table:table-cell table:formula="of:=10 / ([.C37]/60)" office:value-type="float" office:value="10.5820105820106" calcext:value-type="float">
            <text:p>10.5820105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 30 + RANDBETWEEN(-13; 10)" office:value-type="float" office:value="22" calcext:value-type="float">
            <text:p>22</text:p>
          </table:table-cell>
          <table:table-cell table:formula="of:= 2.1 * [.B38]" office:value-type="float" office:value="46.2" calcext:value-type="float">
            <text:p>46.2</text:p>
          </table:table-cell>
          <table:table-cell/>
          <table:table-cell table:formula="of:=10 / ([.C38]/60)" office:value-type="float" office:value="12.987012987013" calcext:value-type="float">
            <text:p>12.9870129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 30 + RANDBETWEEN(-13; 10)" office:value-type="float" office:value="24" calcext:value-type="float">
            <text:p>24</text:p>
          </table:table-cell>
          <table:table-cell table:formula="of:= 2.1 * [.B39]" office:value-type="float" office:value="50.4" calcext:value-type="float">
            <text:p>50.4</text:p>
          </table:table-cell>
          <table:table-cell/>
          <table:table-cell table:formula="of:=10 / ([.C39]/60)" office:value-type="float" office:value="11.9047619047619" calcext:value-type="float">
            <text:p>11.90476190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 30 + RANDBETWEEN(-13; 10)" office:value-type="float" office:value="25" calcext:value-type="float">
            <text:p>25</text:p>
          </table:table-cell>
          <table:table-cell table:formula="of:= 2.1 * [.B40]" office:value-type="float" office:value="52.5" calcext:value-type="float">
            <text:p>52.5</text:p>
          </table:table-cell>
          <table:table-cell/>
          <table:table-cell table:formula="of:=10 / ([.C40]/60)" office:value-type="float" office:value="11.4285714285714" calcext:value-type="float">
            <text:p>11.42857142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 30 + RANDBETWEEN(-13; 10)" office:value-type="float" office:value="28" calcext:value-type="float">
            <text:p>28</text:p>
          </table:table-cell>
          <table:table-cell table:formula="of:= 2.1 * [.B41]" office:value-type="float" office:value="58.8" calcext:value-type="float">
            <text:p>58.8</text:p>
          </table:table-cell>
          <table:table-cell/>
          <table:table-cell table:formula="of:=10 / ([.C41]/60)" office:value-type="float" office:value="10.2040816326531" calcext:value-type="float">
            <text:p>10.20408163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 30 + RANDBETWEEN(-13; 10)" office:value-type="float" office:value="29" calcext:value-type="float">
            <text:p>29</text:p>
          </table:table-cell>
          <table:table-cell table:formula="of:= 2.1 * [.B42]" office:value-type="float" office:value="60.9" calcext:value-type="float">
            <text:p>60.9</text:p>
          </table:table-cell>
          <table:table-cell/>
          <table:table-cell table:formula="of:=10 / ([.C42]/60)" office:value-type="float" office:value="9.85221674876847" calcext:value-type="float">
            <text:p>9.85221674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 30 + RANDBETWEEN(-13; 10)" office:value-type="float" office:value="20" calcext:value-type="float">
            <text:p>20</text:p>
          </table:table-cell>
          <table:table-cell table:formula="of:= 2.1 * [.B43]" office:value-type="float" office:value="42" calcext:value-type="float">
            <text:p>42</text:p>
          </table:table-cell>
          <table:table-cell/>
          <table:table-cell table:formula="of:=10 / ([.C43]/60)"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30 + RANDBETWEEN(-13; 10)" office:value-type="float" office:value="18" calcext:value-type="float">
            <text:p>18</text:p>
          </table:table-cell>
          <table:table-cell table:formula="of:= 2.1 * [.B44]" office:value-type="float" office:value="37.8" calcext:value-type="float">
            <text:p>37.8</text:p>
          </table:table-cell>
          <table:table-cell/>
          <table:table-cell table:formula="of:=10 / ([.C44]/60)" office:value-type="float" office:value="15.8730158730159" calcext:value-type="float">
            <text:p>15.8730158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 30 + RANDBETWEEN(-13; 10)" office:value-type="float" office:value="19" calcext:value-type="float">
            <text:p>19</text:p>
          </table:table-cell>
          <table:table-cell table:formula="of:= 2.1 * [.B45]" office:value-type="float" office:value="39.9" calcext:value-type="float">
            <text:p>39.9</text:p>
          </table:table-cell>
          <table:table-cell/>
          <table:table-cell table:formula="of:=10 / ([.C45]/60)" office:value-type="float" office:value="15.0375939849624" calcext:value-type="float">
            <text:p>15.0375939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 30 + RANDBETWEEN(-13; 10)" office:value-type="float" office:value="25" calcext:value-type="float">
            <text:p>25</text:p>
          </table:table-cell>
          <table:table-cell table:formula="of:= 2.1 * [.B46]" office:value-type="float" office:value="52.5" calcext:value-type="float">
            <text:p>52.5</text:p>
          </table:table-cell>
          <table:table-cell/>
          <table:table-cell table:formula="of:=10 / ([.C46]/60)" office:value-type="float" office:value="11.4285714285714" calcext:value-type="float">
            <text:p>11.42857142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 30 + RANDBETWEEN(-13; 10)" office:value-type="float" office:value="19" calcext:value-type="float">
            <text:p>19</text:p>
          </table:table-cell>
          <table:table-cell table:formula="of:= 2.1 * [.B47]" office:value-type="float" office:value="39.9" calcext:value-type="float">
            <text:p>39.9</text:p>
          </table:table-cell>
          <table:table-cell/>
          <table:table-cell table:formula="of:=10 / ([.C47]/60)" office:value-type="float" office:value="15.0375939849624" calcext:value-type="float">
            <text:p>15.0375939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 30 + RANDBETWEEN(-13; 10)" office:value-type="float" office:value="18" calcext:value-type="float">
            <text:p>18</text:p>
          </table:table-cell>
          <table:table-cell table:formula="of:= 2.1 * [.B48]" office:value-type="float" office:value="37.8" calcext:value-type="float">
            <text:p>37.8</text:p>
          </table:table-cell>
          <table:table-cell/>
          <table:table-cell table:formula="of:=10 / ([.C48]/60)" office:value-type="float" office:value="15.8730158730159" calcext:value-type="float">
            <text:p>15.87301587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 30 + RANDBETWEEN(-13; 10)" office:value-type="float" office:value="28" calcext:value-type="float">
            <text:p>28</text:p>
          </table:table-cell>
          <table:table-cell table:formula="of:= 2.1 * [.B49]" office:value-type="float" office:value="58.8" calcext:value-type="float">
            <text:p>58.8</text:p>
          </table:table-cell>
          <table:table-cell/>
          <table:table-cell table:formula="of:=10 / ([.C49]/60)" office:value-type="float" office:value="10.2040816326531" calcext:value-type="float">
            <text:p>10.20408163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 30 + RANDBETWEEN(-13; 10)" office:value-type="float" office:value="38" calcext:value-type="float">
            <text:p>38</text:p>
          </table:table-cell>
          <table:table-cell table:formula="of:= 2.1 * [.B50]" office:value-type="float" office:value="79.8" calcext:value-type="float">
            <text:p>79.8</text:p>
          </table:table-cell>
          <table:table-cell/>
          <table:table-cell table:formula="of:=10 / ([.C50]/60)" office:value-type="float" office:value="7.5187969924812" calcext:value-type="float">
            <text:p>7.51879699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 30 + RANDBETWEEN(-13; 10)" office:value-type="float" office:value="34" calcext:value-type="float">
            <text:p>34</text:p>
          </table:table-cell>
          <table:table-cell table:formula="of:= 2.1 * [.B51]" office:value-type="float" office:value="71.4" calcext:value-type="float">
            <text:p>71.4</text:p>
          </table:table-cell>
          <table:table-cell/>
          <table:table-cell table:formula="of:=10 / ([.C51]/60)" office:value-type="float" office:value="8.40336134453781" calcext:value-type="float">
            <text:p>8.40336134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 30 + RANDBETWEEN(-13; 10)" office:value-type="float" office:value="30" calcext:value-type="float">
            <text:p>30</text:p>
          </table:table-cell>
          <table:table-cell table:formula="of:= 2.1 * [.B52]" office:value-type="float" office:value="63" calcext:value-type="float">
            <text:p>63</text:p>
          </table:table-cell>
          <table:table-cell/>
          <table:table-cell table:formula="of:=10 / ([.C52]/60)"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 30 + RANDBETWEEN(-13; 10)" office:value-type="float" office:value="31" calcext:value-type="float">
            <text:p>31</text:p>
          </table:table-cell>
          <table:table-cell table:formula="of:= 2.1 * [.B53]" office:value-type="float" office:value="65.1" calcext:value-type="float">
            <text:p>65.1</text:p>
          </table:table-cell>
          <table:table-cell/>
          <table:table-cell table:formula="of:=10 / ([.C53]/60)" office:value-type="float" office:value="9.21658986175115" calcext:value-type="float">
            <text:p>9.21658986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30 + RANDBETWEEN(-13; 10)" office:value-type="float" office:value="18" calcext:value-type="float">
            <text:p>18</text:p>
          </table:table-cell>
          <table:table-cell table:formula="of:= 2.1 * [.B54]" office:value-type="float" office:value="37.8" calcext:value-type="float">
            <text:p>37.8</text:p>
          </table:table-cell>
          <table:table-cell/>
          <table:table-cell table:formula="of:=10 / ([.C54]/60)" office:value-type="float" office:value="15.8730158730159" calcext:value-type="float">
            <text:p>15.8730158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 30 + RANDBETWEEN(-13; 10)" office:value-type="float" office:value="38" calcext:value-type="float">
            <text:p>38</text:p>
          </table:table-cell>
          <table:table-cell table:formula="of:= 2.1 * [.B55]" office:value-type="float" office:value="79.8" calcext:value-type="float">
            <text:p>79.8</text:p>
          </table:table-cell>
          <table:table-cell/>
          <table:table-cell table:formula="of:=10 / ([.C55]/60)" office:value-type="float" office:value="7.5187969924812" calcext:value-type="float">
            <text:p>7.51879699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 30 + RANDBETWEEN(-13; 10)" office:value-type="float" office:value="21" calcext:value-type="float">
            <text:p>21</text:p>
          </table:table-cell>
          <table:table-cell table:formula="of:= 2.1 * [.B56]" office:value-type="float" office:value="44.1" calcext:value-type="float">
            <text:p>44.1</text:p>
          </table:table-cell>
          <table:table-cell/>
          <table:table-cell table:formula="of:=10 / ([.C56]/60)" office:value-type="float" office:value="13.6054421768708" calcext:value-type="float">
            <text:p>13.60544217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 30 + RANDBETWEEN(-13; 10)" office:value-type="float" office:value="38" calcext:value-type="float">
            <text:p>38</text:p>
          </table:table-cell>
          <table:table-cell table:formula="of:= 2.1 * [.B57]" office:value-type="float" office:value="79.8" calcext:value-type="float">
            <text:p>79.8</text:p>
          </table:table-cell>
          <table:table-cell/>
          <table:table-cell table:formula="of:=10 / ([.C57]/60)" office:value-type="float" office:value="7.5187969924812" calcext:value-type="float">
            <text:p>7.51879699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 30 + RANDBETWEEN(-13; 10)" office:value-type="float" office:value="25" calcext:value-type="float">
            <text:p>25</text:p>
          </table:table-cell>
          <table:table-cell table:formula="of:= 2.1 * [.B58]" office:value-type="float" office:value="52.5" calcext:value-type="float">
            <text:p>52.5</text:p>
          </table:table-cell>
          <table:table-cell/>
          <table:table-cell table:formula="of:=10 / ([.C58]/60)" office:value-type="float" office:value="11.4285714285714" calcext:value-type="float">
            <text:p>11.42857142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 30 + RANDBETWEEN(-13; 10)" office:value-type="float" office:value="29" calcext:value-type="float">
            <text:p>29</text:p>
          </table:table-cell>
          <table:table-cell table:formula="of:= 2.1 * [.B59]" office:value-type="float" office:value="60.9" calcext:value-type="float">
            <text:p>60.9</text:p>
          </table:table-cell>
          <table:table-cell/>
          <table:table-cell table:formula="of:=10 / ([.C59]/60)" office:value-type="float" office:value="9.85221674876847" calcext:value-type="float">
            <text:p>9.85221674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 30 + RANDBETWEEN(-13; 10)" office:value-type="float" office:value="38" calcext:value-type="float">
            <text:p>38</text:p>
          </table:table-cell>
          <table:table-cell table:formula="of:= 2.1 * [.B60]" office:value-type="float" office:value="79.8" calcext:value-type="float">
            <text:p>79.8</text:p>
          </table:table-cell>
          <table:table-cell/>
          <table:table-cell table:formula="of:=10 / ([.C60]/60)" office:value-type="float" office:value="7.5187969924812" calcext:value-type="float">
            <text:p>7.51879699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 30 + RANDBETWEEN(-13; 10)" office:value-type="float" office:value="37" calcext:value-type="float">
            <text:p>37</text:p>
          </table:table-cell>
          <table:table-cell table:formula="of:= 2.1 * [.B61]" office:value-type="float" office:value="77.7" calcext:value-type="float">
            <text:p>77.7</text:p>
          </table:table-cell>
          <table:table-cell/>
          <table:table-cell table:formula="of:=10 / ([.C61]/60)" office:value-type="float" office:value="7.72200772200772" calcext:value-type="float">
            <text:p>7.7220077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 30 + RANDBETWEEN(-13; 10)" office:value-type="float" office:value="39" calcext:value-type="float">
            <text:p>39</text:p>
          </table:table-cell>
          <table:table-cell table:formula="of:= 2.1 * [.B62]" office:value-type="float" office:value="81.9" calcext:value-type="float">
            <text:p>81.9</text:p>
          </table:table-cell>
          <table:table-cell/>
          <table:table-cell table:formula="of:=10 / ([.C62]/60)" office:value-type="float" office:value="7.32600732600733" calcext:value-type="float">
            <text:p>7.3260073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 30 + RANDBETWEEN(-13; 10)" office:value-type="float" office:value="17" calcext:value-type="float">
            <text:p>17</text:p>
          </table:table-cell>
          <table:table-cell table:formula="of:= 2.1 * [.B63]" office:value-type="float" office:value="35.7" calcext:value-type="float">
            <text:p>35.7</text:p>
          </table:table-cell>
          <table:table-cell/>
          <table:table-cell table:formula="of:=10 / ([.C63]/60)" office:value-type="float" office:value="16.8067226890756" calcext:value-type="float">
            <text:p>16.80672268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30 + RANDBETWEEN(-13; 10)" office:value-type="float" office:value="40" calcext:value-type="float">
            <text:p>40</text:p>
          </table:table-cell>
          <table:table-cell table:formula="of:= 2.1 * [.B64]" office:value-type="float" office:value="84" calcext:value-type="float">
            <text:p>84</text:p>
          </table:table-cell>
          <table:table-cell/>
          <table:table-cell table:formula="of:=10 / ([.C64]/60)"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 30 + RANDBETWEEN(-13; 10)" office:value-type="float" office:value="35" calcext:value-type="float">
            <text:p>35</text:p>
          </table:table-cell>
          <table:table-cell table:formula="of:= 2.1 * [.B65]" office:value-type="float" office:value="73.5" calcext:value-type="float">
            <text:p>73.5</text:p>
          </table:table-cell>
          <table:table-cell/>
          <table:table-cell table:formula="of:=10 / ([.C65]/60)" office:value-type="float" office:value="8.16326530612245" calcext:value-type="float">
            <text:p>8.16326530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 30 + RANDBETWEEN(-13; 10)" office:value-type="float" office:value="19" calcext:value-type="float">
            <text:p>19</text:p>
          </table:table-cell>
          <table:table-cell table:formula="of:= 2.1 * [.B66]" office:value-type="float" office:value="39.9" calcext:value-type="float">
            <text:p>39.9</text:p>
          </table:table-cell>
          <table:table-cell/>
          <table:table-cell table:formula="of:=10 / ([.C66]/60)" office:value-type="float" office:value="15.0375939849624" calcext:value-type="float">
            <text:p>15.0375939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 30 + RANDBETWEEN(-13; 10)" office:value-type="float" office:value="20" calcext:value-type="float">
            <text:p>20</text:p>
          </table:table-cell>
          <table:table-cell table:formula="of:= 2.1 * [.B67]" office:value-type="float" office:value="42" calcext:value-type="float">
            <text:p>42</text:p>
          </table:table-cell>
          <table:table-cell/>
          <table:table-cell table:formula="of:=10 / ([.C67]/60)" office:value-type="float" office:value="14.2857142857143" calcext:value-type="float">
            <text:p>14.28571428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 30 + RANDBETWEEN(-13; 10)" office:value-type="float" office:value="22" calcext:value-type="float">
            <text:p>22</text:p>
          </table:table-cell>
          <table:table-cell table:formula="of:= 2.1 * [.B68]" office:value-type="float" office:value="46.2" calcext:value-type="float">
            <text:p>46.2</text:p>
          </table:table-cell>
          <table:table-cell/>
          <table:table-cell table:formula="of:=10 / ([.C68]/60)" office:value-type="float" office:value="12.987012987013" calcext:value-type="float">
            <text:p>12.9870129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 30 + RANDBETWEEN(-13; 10)" office:value-type="float" office:value="25" calcext:value-type="float">
            <text:p>25</text:p>
          </table:table-cell>
          <table:table-cell table:formula="of:= 2.1 * [.B69]" office:value-type="float" office:value="52.5" calcext:value-type="float">
            <text:p>52.5</text:p>
          </table:table-cell>
          <table:table-cell/>
          <table:table-cell table:formula="of:=10 / ([.C69]/60)" office:value-type="float" office:value="11.4285714285714" calcext:value-type="float">
            <text:p>11.428571428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 30 + RANDBETWEEN(-13; 10)" office:value-type="float" office:value="27" calcext:value-type="float">
            <text:p>27</text:p>
          </table:table-cell>
          <table:table-cell table:formula="of:= 2.1 * [.B70]" office:value-type="float" office:value="56.7" calcext:value-type="float">
            <text:p>56.7</text:p>
          </table:table-cell>
          <table:table-cell/>
          <table:table-cell table:formula="of:=10 / ([.C70]/60)" office:value-type="float" office:value="10.5820105820106" calcext:value-type="float">
            <text:p>10.5820105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 30 + RANDBETWEEN(-13; 10)" office:value-type="float" office:value="30" calcext:value-type="float">
            <text:p>30</text:p>
          </table:table-cell>
          <table:table-cell table:formula="of:= 2.1 * [.B71]" office:value-type="float" office:value="63" calcext:value-type="float">
            <text:p>63</text:p>
          </table:table-cell>
          <table:table-cell/>
          <table:table-cell table:formula="of:=10 / ([.C71]/60)" office:value-type="float" office:value="9.52380952380952" calcext:value-type="float">
            <text:p>9.52380952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 30 + RANDBETWEEN(-13; 10)" office:value-type="float" office:value="36" calcext:value-type="float">
            <text:p>36</text:p>
          </table:table-cell>
          <table:table-cell table:formula="of:= 2.1 * [.B72]" office:value-type="float" office:value="75.6" calcext:value-type="float">
            <text:p>75.6</text:p>
          </table:table-cell>
          <table:table-cell/>
          <table:table-cell table:formula="of:=10 / ([.C72]/60)" office:value-type="float" office:value="7.93650793650794" calcext:value-type="float">
            <text:p>7.93650793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 30 + RANDBETWEEN(-13; 10)" office:value-type="float" office:value="40" calcext:value-type="float">
            <text:p>40</text:p>
          </table:table-cell>
          <table:table-cell table:formula="of:= 2.1 * [.B73]" office:value-type="float" office:value="84" calcext:value-type="float">
            <text:p>84</text:p>
          </table:table-cell>
          <table:table-cell/>
          <table:table-cell table:formula="of:=10 / ([.C73]/60)" office:value-type="float" office:value="7.14285714285714" calcext:value-type="float">
            <text:p>7.14285714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30 + RANDBETWEEN(-13; 10)" office:value-type="float" office:value="34" calcext:value-type="float">
            <text:p>34</text:p>
          </table:table-cell>
          <table:table-cell table:formula="of:= 2.1 * [.B74]" office:value-type="float" office:value="71.4" calcext:value-type="float">
            <text:p>71.4</text:p>
          </table:table-cell>
          <table:table-cell/>
          <table:table-cell table:formula="of:=10 / ([.C74]/60)" office:value-type="float" office:value="8.40336134453781" calcext:value-type="float">
            <text:p>8.40336134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 30 + RANDBETWEEN(-13; 10)" office:value-type="float" office:value="38" calcext:value-type="float">
            <text:p>38</text:p>
          </table:table-cell>
          <table:table-cell table:formula="of:= 2.1 * [.B75]" office:value-type="float" office:value="79.8" calcext:value-type="float">
            <text:p>79.8</text:p>
          </table:table-cell>
          <table:table-cell/>
          <table:table-cell table:formula="of:=10 / ([.C75]/60)" office:value-type="float" office:value="7.5187969924812" calcext:value-type="float">
            <text:p>7.51879699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 30 + RANDBETWEEN(-13; 10)" office:value-type="float" office:value="19" calcext:value-type="float">
            <text:p>19</text:p>
          </table:table-cell>
          <table:table-cell table:formula="of:= 2.1 * [.B76]" office:value-type="float" office:value="39.9" calcext:value-type="float">
            <text:p>39.9</text:p>
          </table:table-cell>
          <table:table-cell/>
          <table:table-cell table:formula="of:=10 / ([.C76]/60)" office:value-type="float" office:value="15.0375939849624" calcext:value-type="float">
            <text:p>15.0375939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 30 + RANDBETWEEN(-13; 10)" office:value-type="float" office:value="19" calcext:value-type="float">
            <text:p>19</text:p>
          </table:table-cell>
          <table:table-cell table:formula="of:= 2.1 * [.B77]" office:value-type="float" office:value="39.9" calcext:value-type="float">
            <text:p>39.9</text:p>
          </table:table-cell>
          <table:table-cell/>
          <table:table-cell table:formula="of:=10 / ([.C77]/60)" office:value-type="float" office:value="15.0375939849624" calcext:value-type="float">
            <text:p>15.037593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Drapiewski</meta:initial-creator>
    <meta:creation-date>2017-01-02T20:25:06.657259456</meta:creation-date>
    <dc:date>2017-01-02T20:36:33.120966650</dc:date>
    <dc:creator>Paweł Drapiewski</dc:creator>
    <meta:editing-duration>PT11M26S</meta:editing-duration>
    <meta:editing-cycles>1</meta:editing-cycles>
    <meta:document-statistic meta:table-count="1" meta:cell-count="308" meta:object-count="0"/>
    <meta:generator>LibreOffice/4.3.3.2$Linux_X86_64 LibreOffice_project/430m0$Build-2</meta:generator>
  </office:meta>
</office:document-meta>
</file>